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0C000003BF4656B38A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deVerificaçãodaGarantiadaQualidadedoProcesso" style:family="table">
      <style:table-properties style:width="17.609cm" fo:margin-left="0cm" table:align="left" style:writing-mode="lr-tb"/>
    </style:style>
    <style:style style:name="ChecklistdeVerificaçãodaGarantiadaQualidadedoProcesso.A" style:family="table-column">
      <style:table-column-properties style:column-width="1.588cm"/>
    </style:style>
    <style:style style:name="ChecklistdeVerificaçãodaGarantiadaQualidadedoProcesso.B" style:family="table-column">
      <style:table-column-properties style:column-width="10.465cm"/>
    </style:style>
    <style:style style:name="ChecklistdeVerificaçãodaGarantiadaQualidadedoProcesso.C" style:family="table-column">
      <style:table-column-properties style:column-width="1.852cm"/>
    </style:style>
    <style:style style:name="ChecklistdeVerificaçãodaGarantiadaQualidadedoProcesso.1" style:family="table-row">
      <style:table-row-properties style:min-row-height="0.82cm" fo:keep-together="auto"/>
    </style:style>
    <style:style style:name="ChecklistdeVerificaçãodaGarantiadaQualidadedoProcess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hecklistdeVerificaçãodaGarantiadaQualidadedoProcesso.C1" style:family="table-cell">
      <style:table-cell-properties fo:padding="0.097cm" fo:border="0.05pt solid #000000"/>
    </style:style>
    <style:style style:name="ChecklistdeVerificaçãodaGarantiadaQualidadedoProcesso.2" style:family="table-row">
      <style:table-row-properties fo:keep-together="always"/>
    </style:style>
    <style:style style:name="ChecklistdeVerificaçãodaGarantiadaQualidadedoProcesso.C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3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4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5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6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7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8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9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0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1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2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3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4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5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6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7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8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1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1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1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1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19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0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1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2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3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4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5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5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6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6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7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7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8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8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2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2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2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29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29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3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3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3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30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30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3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3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3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31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31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3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3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3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32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32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3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3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3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33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33" style:family="table-cell">
      <style:table-cell-properties fo:padding="0.097cm" fo:border-left="0.05pt solid #000000" fo:border-right="0.05pt solid #000000" fo:border-top="none" fo:border-bottom="0.05pt solid #000000"/>
    </style:style>
    <style:style style:name="ChecklistdeVerificaçãodaGarantiadaQualidadedoProcesso.A3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B3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C3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D34" style:family="table-cell">
      <style:table-cell-properties fo:padding="0.097cm" fo:border-left="0.05pt solid #000000" fo:border-right="none" fo:border-top="none" fo:border-bottom="0.05pt solid #000000"/>
    </style:style>
    <style:style style:name="ChecklistdeVerificaçãodaGarantiadaQualidadedoProcesso.E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639cm" fo:margin-left="0cm" table:align="left" style:writing-mode="lr-tb"/>
    </style:style>
    <style:style style:name="Tabela1.A" style:family="table-column">
      <style:table-column-properties style:column-width="5.503cm"/>
    </style:style>
    <style:style style:name="Tabela1.C" style:family="table-column">
      <style:table-column-properties style:column-width="6.63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language="pt" fo:country="BR" officeooo:paragraph-rsid="000d4112" style:language-asian="zxx" style:country-asian="none"/>
    </style:style>
    <style:style style:name="P2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language="pt" fo:country="BR" fo:font-weight="bold" style:font-size-asian="13pt" style:font-weight-asian="bold" style:font-size-complex="13pt" style:language-complex="ar" style:country-complex="SA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6" style:family="paragraph" style:parent-style-name="Table_20_Heading">
      <style:text-properties fo:font-size="13pt" style:font-size-asian="13pt" style:font-size-complex="13pt"/>
    </style:style>
    <style:style style:name="P7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8" style:family="paragraph" style:parent-style-name="Table_20_Heading">
      <style:paragraph-properties fo:line-height="150%" fo:text-align="start" style:justify-single-word="false"/>
      <style:text-properties style:font-name="Times New Roman" fo:font-size="13pt" fo:language="pt" fo:country="BR" officeooo:paragraph-rsid="000b6836" style:font-size-asian="13pt" style:font-size-complex="13pt"/>
    </style:style>
    <style:style style:name="P9" style:family="paragraph" style:parent-style-name="Table_20_Heading">
      <style:paragraph-properties fo:line-height="150%" fo:text-align="center" style:justify-single-word="false"/>
      <style:text-properties style:font-name="Times New Roman" fo:font-size="13pt" fo:language="pt" fo:country="BR" officeooo:rsid="000d4112" officeooo:paragraph-rsid="000d4112" style:font-size-asian="13pt" style:font-size-complex="13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language="pt" fo:country="BR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3pt" fo:language="pt" fo:country="BR" style:font-size-asian="13pt" style:font-size-complex="13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3pt" fo:language="pt" fo:country="BR" style:font-size-asian="13pt" style:font-size-complex="13pt"/>
    </style:style>
    <style:style style:name="P13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officeooo:rsid="000c6298" officeooo:paragraph-rsid="000c6298" style:font-name-asian="Times New Roman1" style:font-size-asian="13pt" style:font-name-complex="Times New Roman1" style:font-size-complex="13pt"/>
    </style:style>
    <style:style style:name="P14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officeooo:rsid="000d4112" officeooo:paragraph-rsid="000d4112" style:font-name-asian="Times New Roman1" style:font-size-asian="13pt" style:font-name-complex="Times New Roman1" style:font-size-complex="13pt"/>
    </style:style>
    <style:style style:name="P15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officeooo:rsid="000dea9a" officeooo:paragraph-rsid="000dea9a" style:font-name-asian="Times New Roman1" style:font-size-asian="13pt" style:font-name-complex="Times New Roman1" style:font-size-complex="13pt"/>
    </style:style>
    <style:style style:name="P16" style:family="paragraph" style:parent-style-name="Title" style:master-page-name="Standard">
      <style:paragraph-properties fo:line-height="150%" fo:text-align="end" style:justify-single-word="false" style:page-number="auto"/>
      <style:text-properties style:font-name="Times New Roman" fo:language="pt" fo:country="BR"/>
    </style:style>
    <style:style style:name="P17" style:family="paragraph" style:parent-style-name="Title">
      <style:paragraph-properties fo:line-height="150%" fo:text-align="end" style:justify-single-word="false"/>
      <style:text-properties style:font-name="Times New Roman" fo:language="pt" fo:country="BR" officeooo:paragraph-rsid="0010863d"/>
    </style:style>
    <style:style style:name="P18" style:family="paragraph" style:parent-style-name="Table_20_Heading">
      <style:paragraph-properties fo:line-height="150%" fo:text-align="center" style:justify-single-word="false"/>
      <style:text-properties style:font-name="Times New Roman" fo:font-size="13pt" fo:language="pt" fo:country="BR" officeooo:rsid="0010863d" officeooo:paragraph-rsid="0010863d" style:font-size-asian="13pt" style:font-size-complex="13pt"/>
    </style:style>
    <style:style style:name="P19" style:family="paragraph" style:parent-style-name="Table_20_Heading">
      <style:text-properties fo:font-size="13pt" style:font-size-asian="13pt" style:font-size-complex="13pt"/>
    </style:style>
    <style:style style:name="P20" style:family="paragraph" style:parent-style-name="Table_20_Heading">
      <style:text-properties fo:font-size="13pt" officeooo:rsid="0010863d" officeooo:paragraph-rsid="0010863d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0863d" officeooo:paragraph-rsid="0010863d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10ccdf" officeooo:paragraph-rsid="0010ccdf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fo:language="pt" fo:country="BR" style:font-size-asian="13pt" style:font-size-complex="13pt" style:language-complex="ar" style:country-complex="SA"/>
    </style:style>
    <style:style style:name="P25" style:family="paragraph" style:parent-style-name="Table_20_Contents">
      <style:paragraph-properties fo:text-align="center" style:justify-single-word="false"/>
      <style:text-properties fo:font-size="13pt" fo:language="pt" fo:country="BR" officeooo:rsid="0010863d" officeooo:paragraph-rsid="0010863d" style:font-size-asian="13pt" style:font-size-complex="13pt" style:language-complex="ar" style:country-complex="SA"/>
    </style:style>
    <style:style style:name="P26" style:family="paragraph" style:parent-style-name="Table_20_Contents">
      <style:paragraph-properties fo:text-align="center" style:justify-single-word="false"/>
      <style:text-properties fo:font-size="13pt" fo:language="pt" fo:country="BR" officeooo:rsid="0010ccdf" officeooo:paragraph-rsid="0010ccdf" style:font-size-asian="13pt" style:font-size-complex="13pt" style:language-complex="ar" style:country-complex="SA"/>
    </style:style>
    <style:style style:name="P27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officeooo:rsid="000c6298" officeooo:paragraph-rsid="000c6298" style:font-name-asian="Times New Roman1" style:font-size-asian="13pt" style:font-name-complex="Times New Roman1" style:font-size-complex="13pt"/>
    </style:style>
    <style:style style:name="P28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officeooo:rsid="0010863d" officeooo:paragraph-rsid="0010863d" style:font-name-asian="Times New Roman1" style:font-size-asian="13pt" style:font-name-complex="Times New Roman1" style:font-size-complex="13pt"/>
    </style:style>
    <style:style style:name="P29" style:family="paragraph" style:parent-style-name="Default">
      <style:paragraph-properties fo:text-align="center" style:justify-single-word="false" style:text-autospace="none"/>
      <style:text-properties fo:color="#000000" style:font-name="Times New Roman" fo:font-size="13pt" fo:language="pt" fo:country="BR" officeooo:rsid="000c6298" officeooo:paragraph-rsid="0010ccdf" style:font-name-asian="Times New Roman1" style:font-size-asian="13pt" style:font-name-complex="Times New Roman1" style:font-size-complex="13pt" style:language-complex="ar" style:country-complex="SA"/>
    </style:style>
    <style:style style:name="T1" style:family="text">
      <style:text-properties officeooo:rsid="000b6836"/>
    </style:style>
    <style:style style:name="T2" style:family="text">
      <style:text-properties officeooo:rsid="0010ccdf"/>
    </style:style>
    <style:style style:name="T3" style:family="text">
      <style:text-properties fo:color="#000000" style:font-name="Times New Roman" officeooo:rsid="000c6298" style:font-name-asian="Times New Roman1" style:font-name-complex="Times New Roman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RELPREV</text:p>
      <text:p text:style-name="P17">Versão 1.0</text:p>
      <text:p text:style-name="P10"/>
      <text:p text:style-name="P10"/>
      <text:p text:style-name="P11">Projeto: <text:s/><text:span text:style-name="T1">RELPREV</text:span></text:p>
      <text:p text:style-name="P11">Responsável:<text:tab/><text:span text:style-name="T1">Jonathan da Silva Pereira</text:span><text:tab/><text:tab/><text:tab/><text:tab/><text:tab/>Data: <text:span text:style-name="T1">04/11/2013</text:span></text:p>
      <text:p text:style-name="P11"/>
      <text:p text:style-name="P12">Checklist de Verificação da garantia da Qualidade do Processo</text:p>
      <table:table table:name="ChecklistdeVerificaçãodaGarantiadaQualidadedoProcesso" table:style-name="ChecklistdeVerificaçãodaGarantiadaQualidadedoProcesso">
        <table:table-column table:style-name="ChecklistdeVerificaçãodaGarantiadaQualidadedoProcesso.A"/>
        <table:table-column table:style-name="ChecklistdeVerificaçãodaGarantiadaQualidadedoProcesso.B"/>
        <table:table-column table:style-name="ChecklistdeVerificaçãodaGarantiadaQualidadedoProcesso.C" table:number-columns-repeated="3"/>
        <table:table-header-rows>
          <table:table-row table:style-name="ChecklistdeVerificaçãodaGarantiadaQualidadedoProcesso.1">
            <table:table-cell table:style-name="ChecklistdeVerificaçãodaGarantiadaQualidadedoProcesso.A1" table:number-rows-spanned="2" office:value-type="string">
              <text:p text:style-name="P18">Área</text:p>
            </table:table-cell>
            <table:table-cell table:style-name="ChecklistdeVerificaçãodaGarantiadaQualidadedoProcesso.A1" table:number-rows-spanned="2" office:value-type="string">
              <text:p text:style-name="P9">Itens</text:p>
            </table:table-cell>
            <table:table-cell table:style-name="ChecklistdeVerificaçãodaGarantiadaQualidadedoProcesso.C1" table:number-columns-spanned="3" office:value-type="string">
              <text:p text:style-name="P20">Encontrado</text:p>
            </table:table-cell>
            <table:covered-table-cell/>
            <table:covered-table-cell/>
          </table:table-row>
        </table:table-header-rows>
        <table:table-row table:style-name="ChecklistdeVerificaçãodaGarantiadaQualidadedoProcesso.2">
          <table:covered-table-cell/>
          <table:covered-table-cell/>
          <table:table-cell table:style-name="ChecklistdeVerificaçãodaGarantiadaQualidadedoProcesso.C2" office:value-type="string">
            <text:p text:style-name="P6">SIM</text:p>
          </table:table-cell>
          <table:table-cell table:style-name="ChecklistdeVerificaçãodaGarantiadaQualidadedoProcesso.D2" office:value-type="string">
            <text:p text:style-name="P6">NÃO</text:p>
          </table:table-cell>
          <table:table-cell table:style-name="ChecklistdeVerificaçãodaGarantiadaQualidadedoProcesso.E2" office:value-type="string">
            <text:p text:style-name="P6">NC</text:p>
          </table:table-cell>
        </table:table-row>
        <table:table-row>
          <table:table-cell table:style-name="ChecklistdeVerificaçãodaGarantiadaQualidadedoProcesso.A3" office:value-type="string">
            <text:p text:style-name="P28">GPR</text:p>
          </table:table-cell>
          <table:table-cell table:style-name="ChecklistdeVerificaçãodaGarantiadaQualidadedoProcesso.B3" office:value-type="string">
            <text:p text:style-name="P13">Termo de Abertura</text:p>
          </table:table-cell>
          <table:table-cell table:style-name="ChecklistdeVerificaçãodaGarantiadaQualidadedoProcesso.C3" office:value-type="string">
            <text:p text:style-name="P2"/>
          </table:table-cell>
          <table:table-cell table:style-name="ChecklistdeVerificaçãodaGarantiadaQualidadedoProcesso.D15" office:value-type="string">
            <text:p text:style-name="P22">X</text:p>
          </table:table-cell>
          <table:table-cell table:style-name="ChecklistdeVerificaçãodaGarantiadaQualidadedoProcesso.E3" office:value-type="string">
            <text:p text:style-name="Standard"/>
          </table:table-cell>
        </table:table-row>
        <table:table-row>
          <table:table-cell table:style-name="ChecklistdeVerificaçãodaGarantiadaQualidadedoProcesso.A4" office:value-type="string">
            <text:p text:style-name="P28">GPR</text:p>
          </table:table-cell>
          <table:table-cell table:style-name="ChecklistdeVerificaçãodaGarantiadaQualidadedoProcesso.B4" office:value-type="string">
            <text:p text:style-name="P13">Escopo Preliminar</text:p>
          </table:table-cell>
          <table:table-cell table:style-name="ChecklistdeVerificaçãodaGarantiadaQualidadedoProcesso.C4" office:value-type="string">
            <text:p text:style-name="P22">X</text:p>
          </table:table-cell>
          <table:table-cell table:style-name="ChecklistdeVerificaçãodaGarantiadaQualidadedoProcesso.D15" office:value-type="string">
            <text:p text:style-name="P2"/>
          </table:table-cell>
          <table:table-cell table:style-name="ChecklistdeVerificaçãodaGarantiadaQualidadedoProcesso.E4" office:value-type="string">
            <text:p text:style-name="Standard"/>
          </table:table-cell>
        </table:table-row>
        <table:table-row>
          <table:table-cell table:style-name="ChecklistdeVerificaçãodaGarantiadaQualidadedoProcesso.A5" office:value-type="string">
            <text:p text:style-name="P28">GPR</text:p>
          </table:table-cell>
          <table:table-cell table:style-name="ChecklistdeVerificaçãodaGarantiadaQualidadedoProcesso.B5" office:value-type="string">
            <text:p text:style-name="P13">EAP</text:p>
          </table:table-cell>
          <table:table-cell table:style-name="ChecklistdeVerificaçãodaGarantiadaQualidadedoProcesso.C5" office:value-type="string">
            <text:p text:style-name="P22">X</text:p>
          </table:table-cell>
          <table:table-cell table:style-name="ChecklistdeVerificaçãodaGarantiadaQualidadedoProcesso.D15" office:value-type="string">
            <text:p text:style-name="P2"/>
          </table:table-cell>
          <table:table-cell table:style-name="ChecklistdeVerificaçãodaGarantiadaQualidadedoProcesso.E5" office:value-type="string">
            <text:p text:style-name="Standard"/>
          </table:table-cell>
        </table:table-row>
        <table:table-row>
          <table:table-cell table:style-name="ChecklistdeVerificaçãodaGarantiadaQualidadedoProcesso.A6" office:value-type="string">
            <text:p text:style-name="P28">GPR</text:p>
          </table:table-cell>
          <table:table-cell table:style-name="ChecklistdeVerificaçãodaGarantiadaQualidadedoProcesso.B6" office:value-type="string">
            <text:p text:style-name="P13">Plano de Projeto</text:p>
          </table:table-cell>
          <table:table-cell table:style-name="ChecklistdeVerificaçãodaGarantiadaQualidadedoProcesso.C6" office:value-type="string">
            <text:p text:style-name="P22">X</text:p>
          </table:table-cell>
          <table:table-cell table:style-name="ChecklistdeVerificaçãodaGarantiadaQualidadedoProcesso.D15" office:value-type="string">
            <text:p text:style-name="P2"/>
          </table:table-cell>
          <table:table-cell table:style-name="ChecklistdeVerificaçãodaGarantiadaQualidadedoProcesso.E6" office:value-type="string">
            <text:p text:style-name="Standard"/>
          </table:table-cell>
        </table:table-row>
        <table:table-row>
          <table:table-cell table:style-name="ChecklistdeVerificaçãodaGarantiadaQualidadedoProcesso.A7" office:value-type="string">
            <text:p text:style-name="P28">GPR</text:p>
          </table:table-cell>
          <table:table-cell table:style-name="ChecklistdeVerificaçãodaGarantiadaQualidadedoProcesso.B7" office:value-type="string">
            <text:p text:style-name="P13">Definição de Custos</text:p>
          </table:table-cell>
          <table:table-cell table:style-name="ChecklistdeVerificaçãodaGarantiadaQualidadedoProcesso.C7" office:value-type="string">
            <text:p text:style-name="P2"/>
          </table:table-cell>
          <table:table-cell table:style-name="ChecklistdeVerificaçãodaGarantiadaQualidadedoProcesso.D15" office:value-type="string">
            <text:p text:style-name="P22">X</text:p>
          </table:table-cell>
          <table:table-cell table:style-name="ChecklistdeVerificaçãodaGarantiadaQualidadedoProcesso.E7" office:value-type="string">
            <text:p text:style-name="Standard"/>
          </table:table-cell>
        </table:table-row>
        <table:table-row>
          <table:table-cell table:style-name="ChecklistdeVerificaçãodaGarantiadaQualidadedoProcesso.A8" office:value-type="string">
            <text:p text:style-name="P28">GPR</text:p>
          </table:table-cell>
          <table:table-cell table:style-name="ChecklistdeVerificaçãodaGarantiadaQualidadedoProcesso.B8" office:value-type="string">
            <text:p text:style-name="P13">Definição de Complexidade</text:p>
          </table:table-cell>
          <table:table-cell table:style-name="ChecklistdeVerificaçãodaGarantiadaQualidadedoProcesso.C8" office:value-type="string">
            <text:p text:style-name="P22">X</text:p>
          </table:table-cell>
          <table:table-cell table:style-name="ChecklistdeVerificaçãodaGarantiadaQualidadedoProcesso.D15" office:value-type="string">
            <text:p text:style-name="P2"/>
          </table:table-cell>
          <table:table-cell table:style-name="ChecklistdeVerificaçãodaGarantiadaQualidadedoProcesso.E8" office:value-type="string">
            <text:p text:style-name="Standard"/>
          </table:table-cell>
        </table:table-row>
        <table:table-row>
          <table:table-cell table:style-name="ChecklistdeVerificaçãodaGarantiadaQualidadedoProcesso.A9" office:value-type="string">
            <text:p text:style-name="P28">GPR</text:p>
          </table:table-cell>
          <table:table-cell table:style-name="ChecklistdeVerificaçãodaGarantiadaQualidadedoProcesso.B9" office:value-type="string">
            <text:p text:style-name="P13">Definição do Cronograma</text:p>
          </table:table-cell>
          <table:table-cell table:style-name="ChecklistdeVerificaçãodaGarantiadaQualidadedoProcesso.C9" office:value-type="string">
            <text:p text:style-name="P22">X</text:p>
          </table:table-cell>
          <table:table-cell table:style-name="ChecklistdeVerificaçãodaGarantiadaQualidadedoProcesso.D15" office:value-type="string">
            <text:p text:style-name="P2"/>
          </table:table-cell>
          <table:table-cell table:style-name="ChecklistdeVerificaçãodaGarantiadaQualidadedoProcesso.E9" office:value-type="string">
            <text:p text:style-name="Standard"/>
          </table:table-cell>
        </table:table-row>
        <table:table-row>
          <table:table-cell table:style-name="ChecklistdeVerificaçãodaGarantiadaQualidadedoProcesso.A10" office:value-type="string">
            <text:p text:style-name="P28">GPR</text:p>
          </table:table-cell>
          <table:table-cell table:style-name="ChecklistdeVerificaçãodaGarantiadaQualidadedoProcesso.B10" office:value-type="string">
            <text:p text:style-name="P13">Análise de Viabilidade</text:p>
          </table:table-cell>
          <table:table-cell table:style-name="ChecklistdeVerificaçãodaGarantiadaQualidadedoProcesso.C10" office:value-type="string">
            <text:p text:style-name="P2"/>
          </table:table-cell>
          <table:table-cell table:style-name="ChecklistdeVerificaçãodaGarantiadaQualidadedoProcesso.D15" office:value-type="string">
            <text:p text:style-name="P22">X</text:p>
          </table:table-cell>
          <table:table-cell table:style-name="ChecklistdeVerificaçãodaGarantiadaQualidadedoProcesso.E10" office:value-type="string">
            <text:p text:style-name="Standard"/>
          </table:table-cell>
        </table:table-row>
        <table:table-row>
          <table:table-cell table:style-name="ChecklistdeVerificaçãodaGarantiadaQualidadedoProcesso.A11" office:value-type="string">
            <text:p text:style-name="P28">GRE</text:p>
          </table:table-cell>
          <table:table-cell table:style-name="ChecklistdeVerificaçãodaGarantiadaQualidadedoProcesso.B11" office:value-type="string">
            <text:p text:style-name="P13">Documento de Requisitos</text:p>
          </table:table-cell>
          <table:table-cell table:style-name="ChecklistdeVerificaçãodaGarantiadaQualidadedoProcesso.C11" office:value-type="string">
            <text:p text:style-name="P22">X</text:p>
          </table:table-cell>
          <table:table-cell table:style-name="ChecklistdeVerificaçãodaGarantiadaQualidadedoProcesso.D15" office:value-type="string">
            <text:p text:style-name="P2"/>
          </table:table-cell>
          <table:table-cell table:style-name="ChecklistdeVerificaçãodaGarantiadaQualidadedoProcesso.E11" office:value-type="string">
            <text:p text:style-name="Standard"/>
          </table:table-cell>
        </table:table-row>
        <table:table-row>
          <table:table-cell table:style-name="ChecklistdeVerificaçãodaGarantiadaQualidadedoProcesso.A12" office:value-type="string">
            <text:p text:style-name="P28">GQA</text:p>
          </table:table-cell>
          <table:table-cell table:style-name="ChecklistdeVerificaçãodaGarantiadaQualidadedoProcesso.B12" office:value-type="string">
            <text:p text:style-name="P13">Métricas de Qualidade</text:p>
          </table:table-cell>
          <table:table-cell table:style-name="ChecklistdeVerificaçãodaGarantiadaQualidadedoProcesso.C12" office:value-type="string">
            <text:p text:style-name="P2"/>
          </table:table-cell>
          <table:table-cell table:style-name="ChecklistdeVerificaçãodaGarantiadaQualidadedoProcesso.D15" office:value-type="string">
            <text:p text:style-name="P23">X</text:p>
          </table:table-cell>
          <table:table-cell table:style-name="ChecklistdeVerificaçãodaGarantiadaQualidadedoProcesso.E12" office:value-type="string">
            <text:p text:style-name="Standard"/>
          </table:table-cell>
        </table:table-row>
        <table:table-row>
          <table:table-cell table:style-name="ChecklistdeVerificaçãodaGarantiadaQualidadedoProcesso.A13" office:value-type="string">
            <text:p text:style-name="P28">GRE</text:p>
          </table:table-cell>
          <table:table-cell table:style-name="ChecklistdeVerificaçãodaGarantiadaQualidadedoProcesso.B13" office:value-type="string">
            <text:p text:style-name="P13">Matriz de Rastreabilidade</text:p>
          </table:table-cell>
          <table:table-cell table:style-name="ChecklistdeVerificaçãodaGarantiadaQualidadedoProcesso.C13" office:value-type="string">
            <text:p text:style-name="P2"/>
          </table:table-cell>
          <table:table-cell table:style-name="ChecklistdeVerificaçãodaGarantiadaQualidadedoProcesso.D15" office:value-type="string">
            <text:p text:style-name="P22">X</text:p>
          </table:table-cell>
          <table:table-cell table:style-name="ChecklistdeVerificaçãodaGarantiadaQualidadedoProcesso.E13" office:value-type="string">
            <text:p text:style-name="Standard"/>
          </table:table-cell>
        </table:table-row>
        <table:table-row>
          <table:table-cell table:style-name="ChecklistdeVerificaçãodaGarantiadaQualidadedoProcesso.A14" office:value-type="string">
            <text:p text:style-name="P28">GRE</text:p>
          </table:table-cell>
          <table:table-cell table:style-name="ChecklistdeVerificaçãodaGarantiadaQualidadedoProcesso.B14" office:value-type="string">
            <text:p text:style-name="P13">Casos de Uso</text:p>
          </table:table-cell>
          <table:table-cell table:style-name="ChecklistdeVerificaçãodaGarantiadaQualidadedoProcesso.C14" office:value-type="string">
            <text:p text:style-name="P2"/>
          </table:table-cell>
          <table:table-cell table:style-name="ChecklistdeVerificaçãodaGarantiadaQualidadedoProcesso.D15" office:value-type="string">
            <text:p text:style-name="P22">X</text:p>
          </table:table-cell>
          <table:table-cell table:style-name="ChecklistdeVerificaçãodaGarantiadaQualidadedoProcesso.E14" office:value-type="string">
            <text:p text:style-name="Standard"/>
          </table:table-cell>
        </table:table-row>
        <table:table-row>
          <table:table-cell table:style-name="ChecklistdeVerificaçãodaGarantiadaQualidadedoProcesso.A15" office:value-type="string">
            <text:p text:style-name="P28">VER</text:p>
          </table:table-cell>
          <table:table-cell table:style-name="ChecklistdeVerificaçãodaGarantiadaQualidadedoProcesso.B15" office:value-type="string">
            <text:p text:style-name="P13">Casos de Testes Funcionais</text:p>
          </table:table-cell>
          <table:table-cell table:style-name="ChecklistdeVerificaçãodaGarantiadaQualidadedoProcesso.C15" office:value-type="string">
            <text:p text:style-name="P2"/>
          </table:table-cell>
          <table:table-cell table:style-name="ChecklistdeVerificaçãodaGarantiadaQualidadedoProcesso.D15" office:value-type="string">
            <text:p text:style-name="P22">X</text:p>
          </table:table-cell>
          <table:table-cell table:style-name="ChecklistdeVerificaçãodaGarantiadaQualidadedoProcesso.E15" office:value-type="string">
            <text:p text:style-name="Standard"/>
          </table:table-cell>
        </table:table-row>
        <table:table-row>
          <table:table-cell table:style-name="ChecklistdeVerificaçãodaGarantiadaQualidadedoProcesso.A16" office:value-type="string">
            <text:p text:style-name="P28">GRE</text:p>
          </table:table-cell>
          <table:table-cell table:style-name="ChecklistdeVerificaçãodaGarantiadaQualidadedoProcesso.B16" office:value-type="string">
            <text:p text:style-name="P13">Modelo de Dados</text:p>
          </table:table-cell>
          <table:table-cell table:style-name="ChecklistdeVerificaçãodaGarantiadaQualidadedoProcesso.C16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16" office:value-type="string">
            <text:p text:style-name="Standard"/>
          </table:table-cell>
        </table:table-row>
        <table:table-row>
          <table:table-cell table:style-name="ChecklistdeVerificaçãodaGarantiadaQualidadedoProcesso.A17" office:value-type="string">
            <text:p text:style-name="P28">GRE</text:p>
          </table:table-cell>
          <table:table-cell table:style-name="ChecklistdeVerificaçãodaGarantiadaQualidadedoProcesso.B17" office:value-type="string">
            <text:p text:style-name="P13">Diagrama de Arquitetura</text:p>
          </table:table-cell>
          <table:table-cell table:style-name="ChecklistdeVerificaçãodaGarantiadaQualidadedoProcesso.C17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17" office:value-type="string">
            <text:p text:style-name="Standard"/>
          </table:table-cell>
        </table:table-row>
        <table:table-row>
          <table:table-cell table:style-name="ChecklistdeVerificaçãodaGarantiadaQualidadedoProcesso.A18" office:value-type="string">
            <text:p text:style-name="P28">DRE</text:p>
          </table:table-cell>
          <table:table-cell table:style-name="ChecklistdeVerificaçãodaGarantiadaQualidadedoProcesso.B18" office:value-type="string">
            <text:p text:style-name="P13">Protótipo</text:p>
          </table:table-cell>
          <table:table-cell table:style-name="ChecklistdeVerificaçãodaGarantiadaQualidadedoProcesso.C18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18" office:value-type="string">
            <text:p text:style-name="Standard"/>
          </table:table-cell>
        </table:table-row>
        <text:soft-page-break/>
        <table:table-row>
          <table:table-cell table:style-name="ChecklistdeVerificaçãodaGarantiadaQualidadedoProcesso.A19" office:value-type="string">
            <text:p text:style-name="P28">VER</text:p>
          </table:table-cell>
          <table:table-cell table:style-name="ChecklistdeVerificaçãodaGarantiadaQualidadedoProcesso.B19" office:value-type="string">
            <text:p text:style-name="P13">Casos de Testes de Integração</text:p>
          </table:table-cell>
          <table:table-cell table:style-name="ChecklistdeVerificaçãodaGarantiadaQualidadedoProcesso.C19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19" office:value-type="string">
            <text:p text:style-name="Standard"/>
          </table:table-cell>
        </table:table-row>
        <table:table-row>
          <table:table-cell table:style-name="ChecklistdeVerificaçãodaGarantiadaQualidadedoProcesso.A20" office:value-type="string">
            <text:p text:style-name="P28">GRE</text:p>
          </table:table-cell>
          <table:table-cell table:style-name="ChecklistdeVerificaçãodaGarantiadaQualidadedoProcesso.B20" office:value-type="string">
            <text:p text:style-name="P13">Projeto Detalhado</text:p>
          </table:table-cell>
          <table:table-cell table:style-name="ChecklistdeVerificaçãodaGarantiadaQualidadedoProcesso.C20" office:value-type="string">
            <text:p text:style-name="P22">X</text:p>
          </table:table-cell>
          <table:table-cell table:style-name="ChecklistdeVerificaçãodaGarantiadaQualidadedoProcesso.D20" office:value-type="string">
            <text:p text:style-name="P2"/>
          </table:table-cell>
          <table:table-cell table:style-name="ChecklistdeVerificaçãodaGarantiadaQualidadedoProcesso.E20" office:value-type="string">
            <text:p text:style-name="Standard"/>
          </table:table-cell>
        </table:table-row>
        <table:table-row>
          <table:table-cell table:style-name="ChecklistdeVerificaçãodaGarantiadaQualidadedoProcesso.A21" office:value-type="string">
            <text:p text:style-name="P28">DEV</text:p>
          </table:table-cell>
          <table:table-cell table:style-name="ChecklistdeVerificaçãodaGarantiadaQualidadedoProcesso.B21" office:value-type="string">
            <text:p text:style-name="P14">Código Fonte</text:p>
          </table:table-cell>
          <table:table-cell table:style-name="ChecklistdeVerificaçãodaGarantiadaQualidadedoProcesso.C21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21" office:value-type="string">
            <text:p text:style-name="Standard"/>
          </table:table-cell>
        </table:table-row>
        <table:table-row>
          <table:table-cell table:style-name="ChecklistdeVerificaçãodaGarantiadaQualidadedoProcesso.A22" office:value-type="string">
            <text:p text:style-name="P28">DEV</text:p>
          </table:table-cell>
          <table:table-cell table:style-name="ChecklistdeVerificaçãodaGarantiadaQualidadedoProcesso.B22" office:value-type="string">
            <text:p text:style-name="P14">Relatório de Testes</text:p>
          </table:table-cell>
          <table:table-cell table:style-name="ChecklistdeVerificaçãodaGarantiadaQualidadedoProcesso.C22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22" office:value-type="string">
            <text:p text:style-name="Standard"/>
          </table:table-cell>
        </table:table-row>
        <table:table-row>
          <table:table-cell table:style-name="ChecklistdeVerificaçãodaGarantiadaQualidadedoProcesso.A23" office:value-type="string">
            <text:p text:style-name="P28">GCO</text:p>
          </table:table-cell>
          <table:table-cell table:style-name="ChecklistdeVerificaçãodaGarantiadaQualidadedoProcesso.B23" office:value-type="string">
            <text:p text:style-name="P14">Solicitação de Mudança: Relatório de Artefatos Afetados</text:p>
          </table:table-cell>
          <table:table-cell table:style-name="ChecklistdeVerificaçãodaGarantiadaQualidadedoProcesso.C23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23" office:value-type="string">
            <text:p text:style-name="Standard"/>
          </table:table-cell>
        </table:table-row>
        <table:table-row>
          <table:table-cell table:style-name="ChecklistdeVerificaçãodaGarantiadaQualidadedoProcesso.A24" office:value-type="string">
            <text:p text:style-name="P28">GCO</text:p>
          </table:table-cell>
          <table:table-cell table:style-name="ChecklistdeVerificaçãodaGarantiadaQualidadedoProcesso.B24" office:value-type="string">
            <text:p text:style-name="P14">Solicitação de Mudança: Log de Mudança</text:p>
          </table:table-cell>
          <table:table-cell table:style-name="ChecklistdeVerificaçãodaGarantiadaQualidadedoProcesso.C24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24" office:value-type="string">
            <text:p text:style-name="Standard"/>
          </table:table-cell>
        </table:table-row>
        <table:table-row>
          <table:table-cell table:style-name="ChecklistdeVerificaçãodaGarantiadaQualidadedoProcesso.A25" office:value-type="string">
            <text:p text:style-name="P28">VER</text:p>
          </table:table-cell>
          <table:table-cell table:style-name="ChecklistdeVerificaçãodaGarantiadaQualidadedoProcesso.B25" office:value-type="string">
            <text:p text:style-name="P14">Solicitação de Mudança: Log de Teste</text:p>
          </table:table-cell>
          <table:table-cell table:style-name="ChecklistdeVerificaçãodaGarantiadaQualidadedoProcesso.C25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25" office:value-type="string">
            <text:p text:style-name="Standard"/>
          </table:table-cell>
        </table:table-row>
        <table:table-row>
          <table:table-cell table:style-name="ChecklistdeVerificaçãodaGarantiadaQualidadedoProcesso.A30" office:value-type="string">
            <text:p text:style-name="P28">VER</text:p>
          </table:table-cell>
          <table:table-cell table:style-name="ChecklistdeVerificaçãodaGarantiadaQualidadedoProcesso.B30" office:value-type="string">
            <text:p text:style-name="P28">Plano de Verificação</text:p>
          </table:table-cell>
          <table:table-cell table:style-name="ChecklistdeVerificaçãodaGarantiadaQualidadedoProcesso.C30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30" office:value-type="string">
            <text:p text:style-name="Standard"/>
          </table:table-cell>
        </table:table-row>
        <table:table-row>
          <table:table-cell table:style-name="ChecklistdeVerificaçãodaGarantiadaQualidadedoProcesso.A30" office:value-type="string">
            <text:p text:style-name="P28">VER</text:p>
          </table:table-cell>
          <table:table-cell table:style-name="ChecklistdeVerificaçãodaGarantiadaQualidadedoProcesso.B30" office:value-type="string">
            <text:p text:style-name="P14">Plano de Testes</text:p>
          </table:table-cell>
          <table:table-cell table:style-name="ChecklistdeVerificaçãodaGarantiadaQualidadedoProcesso.C30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30" office:value-type="string">
            <text:p text:style-name="Standard"/>
          </table:table-cell>
        </table:table-row>
        <table:table-row>
          <table:table-cell table:style-name="ChecklistdeVerificaçãodaGarantiadaQualidadedoProcesso.A30" office:value-type="string">
            <text:p text:style-name="P28">VER</text:p>
          </table:table-cell>
          <table:table-cell table:style-name="ChecklistdeVerificaçãodaGarantiadaQualidadedoProcesso.B30" office:value-type="string">
            <text:p text:style-name="P28">Log de Defeito</text:p>
          </table:table-cell>
          <table:table-cell table:style-name="ChecklistdeVerificaçãodaGarantiadaQualidadedoProcesso.C30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30" office:value-type="string">
            <text:p text:style-name="Standard"/>
          </table:table-cell>
        </table:table-row>
        <table:table-row>
          <table:table-cell table:style-name="ChecklistdeVerificaçãodaGarantiadaQualidadedoProcesso.A30" office:value-type="string">
            <text:p text:style-name="P28">VAL</text:p>
          </table:table-cell>
          <table:table-cell table:style-name="ChecklistdeVerificaçãodaGarantiadaQualidadedoProcesso.B30" office:value-type="string">
            <text:p text:style-name="P28">Plano de Validação</text:p>
          </table:table-cell>
          <table:table-cell table:style-name="ChecklistdeVerificaçãodaGarantiadaQualidadedoProcesso.C30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30" office:value-type="string">
            <text:p text:style-name="Standard"/>
          </table:table-cell>
        </table:table-row>
        <table:table-row>
          <table:table-cell table:style-name="ChecklistdeVerificaçãodaGarantiadaQualidadedoProcesso.A30" office:value-type="string">
            <text:p text:style-name="P28">VAL</text:p>
          </table:table-cell>
          <table:table-cell table:style-name="ChecklistdeVerificaçãodaGarantiadaQualidadedoProcesso.B30" office:value-type="string">
            <text:p text:style-name="P28">Log de Defeito</text:p>
          </table:table-cell>
          <table:table-cell table:style-name="ChecklistdeVerificaçãodaGarantiadaQualidadedoProcesso.C30" office:value-type="string">
            <text:p text:style-name="P2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30" office:value-type="string">
            <text:p text:style-name="Standard"/>
          </table:table-cell>
        </table:table-row>
        <table:table-row>
          <table:table-cell table:style-name="ChecklistdeVerificaçãodaGarantiadaQualidadedoProcesso.A31" office:value-type="string">
            <text:p text:style-name="P28">GCO</text:p>
          </table:table-cell>
          <table:table-cell table:style-name="ChecklistdeVerificaçãodaGarantiadaQualidadedoProcesso.B31" office:value-type="string">
            <text:p text:style-name="P15">Plano de Gerência de Configuração</text:p>
          </table:table-cell>
          <table:table-cell table:style-name="ChecklistdeVerificaçãodaGarantiadaQualidadedoProcesso.C31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31" office:value-type="string">
            <text:p text:style-name="Standard"/>
          </table:table-cell>
        </table:table-row>
        <table:table-row>
          <table:table-cell table:style-name="ChecklistdeVerificaçãodaGarantiadaQualidadedoProcesso.A32" office:value-type="string">
            <text:p text:style-name="P28">MED</text:p>
          </table:table-cell>
          <table:table-cell table:style-name="ChecklistdeVerificaçãodaGarantiadaQualidadedoProcesso.B32" office:value-type="string">
            <text:p text:style-name="P15">Plano de Medição</text:p>
          </table:table-cell>
          <table:table-cell table:style-name="ChecklistdeVerificaçãodaGarantiadaQualidadedoProcesso.C32" office:value-type="string">
            <text:p text:style-name="P22">X</text:p>
          </table:table-cell>
          <table:table-cell table:style-name="ChecklistdeVerificaçãodaGarantiadaQualidadedoProcesso.D33" office:value-type="string">
            <text:p text:style-name="P2"/>
          </table:table-cell>
          <table:table-cell table:style-name="ChecklistdeVerificaçãodaGarantiadaQualidadedoProcesso.E32" office:value-type="string">
            <text:p text:style-name="Standard"/>
          </table:table-cell>
        </table:table-row>
        <table:table-row>
          <table:table-cell table:style-name="ChecklistdeVerificaçãodaGarantiadaQualidadedoProcesso.A33" office:value-type="string">
            <text:p text:style-name="P28">MED</text:p>
          </table:table-cell>
          <table:table-cell table:style-name="ChecklistdeVerificaçãodaGarantiadaQualidadedoProcesso.B33" office:value-type="string">
            <text:p text:style-name="P15">Relatório de Medição</text:p>
          </table:table-cell>
          <table:table-cell table:style-name="ChecklistdeVerificaçãodaGarantiadaQualidadedoProcesso.C33" office:value-type="string">
            <text:p text:style-name="P2"/>
          </table:table-cell>
          <table:table-cell table:style-name="ChecklistdeVerificaçãodaGarantiadaQualidadedoProcesso.D33" office:value-type="string">
            <text:p text:style-name="P22">X</text:p>
          </table:table-cell>
          <table:table-cell table:style-name="ChecklistdeVerificaçãodaGarantiadaQualidadedoProcesso.E33" office:value-type="string">
            <text:p text:style-name="Standard"/>
          </table:table-cell>
        </table:table-row>
        <table:table-row>
          <table:table-cell table:style-name="ChecklistdeVerificaçãodaGarantiadaQualidadedoProcesso.A34" office:value-type="string">
            <text:p text:style-name="P13"/>
          </table:table-cell>
          <table:table-cell table:style-name="ChecklistdeVerificaçãodaGarantiadaQualidadedoProcesso.B34" office:value-type="string">
            <text:p text:style-name="P13"/>
          </table:table-cell>
          <table:table-cell table:style-name="ChecklistdeVerificaçãodaGarantiadaQualidadedoProcesso.C34" office:value-type="string">
            <text:p text:style-name="P2"/>
          </table:table-cell>
          <table:table-cell table:style-name="ChecklistdeVerificaçãodaGarantiadaQualidadedoProcesso.D34" office:value-type="string">
            <text:p text:style-name="P2"/>
          </table:table-cell>
          <table:table-cell table:style-name="ChecklistdeVerificaçãodaGarantiadaQualidadedoProcesso.E34" office:value-type="string">
            <text:p text:style-name="Standard"/>
          </table:table-cell>
        </table:table-row>
      </table:table>
      <text:p text:style-name="P7"/>
      <text:p text:style-name="P7"/>
      <text:p text:style-name="P12">Lista de deficiências encontradas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3">Item</text:p>
          </table:table-cell>
          <table:table-cell table:style-name="Tabela1.A1" office:value-type="string">
            <text:p text:style-name="P4">Descrição</text:p>
          </table:table-cell>
          <table:table-cell table:style-name="Tabela1.C1" office:value-type="string">
            <text:p text:style-name="P3">Ação corretiva</text:p>
          </table:table-cell>
        </table:table-row>
        <table:table-row>
          <table:table-cell table:style-name="Tabela1.A2" office:value-type="string">
            <text:p text:style-name="P5">&lt;Identificação numerica do problema&gt;</text:p>
          </table:table-cell>
          <table:table-cell table:style-name="Tabela1.A2" office:value-type="string">
            <text:p text:style-name="P5">&lt;descrição clara da deficiencia&gt;</text:p>
          </table:table-cell>
          <table:table-cell table:style-name="Tabela1.C2" office:value-type="string">
            <text:p text:style-name="P5">&lt;descrição da ações corretiva para este problema&gt;</text:p>
          </table:table-cell>
        </table:table-row>
        <table:table-row>
          <table:table-cell table:style-name="Tabela1.A2" office:value-type="string">
            <text:p text:style-name="P25">1</text:p>
          </table:table-cell>
          <table:table-cell table:style-name="Tabela1.A2" office:value-type="string">
            <text:p text:style-name="P25">Na definição do processo, não existe a produção do Plano de Gerência de Comunicação</text:p>
          </table:table-cell>
          <table:table-cell table:style-name="Tabela1.C2" office:value-type="string">
            <text:p text:style-name="P25">Incluir nas Saídas do Planejamento o artefato Plano de Gerência de Comunicação</text:p>
          </table:table-cell>
        </table:table-row>
        <table:table-row>
          <table:table-cell table:style-name="Tabela1.A2" office:value-type="string">
            <text:p text:style-name="P25">2</text:p>
          </table:table-cell>
          <table:table-cell table:style-name="Tabela1.A2" office:value-type="string">
            <text:p text:style-name="P25">Não foi encontrado o Termo de Aberura do Projeto</text:p>
          </table:table-cell>
          <table:table-cell table:style-name="Tabela1.C2" office:value-type="string">
            <text:p text:style-name="P25">Escrever o Termo de Abertura do Projeto</text:p>
          </table:table-cell>
        </table:table-row>
        <table:table-row>
          <table:table-cell table:style-name="Tabela1.A2" office:value-type="string">
            <text:p text:style-name="P25">3</text:p>
          </table:table-cell>
          <table:table-cell table:style-name="Tabela1.A2" office:value-type="string">
            <text:p text:style-name="P25">Não foram encontrados os Relatórios dos Testes <text:soft-page-break/>Aplicados</text:p>
          </table:table-cell>
          <table:table-cell table:style-name="Tabela1.C2" office:value-type="string">
            <text:p text:style-name="P25">Disponibilizar os relatórios dos testes aplicados.</text:p>
          </table:table-cell>
        </table:table-row>
        <table:table-row>
          <table:table-cell table:style-name="Tabela1.A2" office:value-type="string">
            <text:p text:style-name="P25">4</text:p>
          </table:table-cell>
          <table:table-cell table:style-name="Tabela1.A2" office:value-type="string">
            <text:p text:style-name="P25">Não foi encontrado a Definição de Custos do Projeto</text:p>
          </table:table-cell>
          <table:table-cell table:style-name="Tabela1.C2" office:value-type="string">
            <text:p text:style-name="P25">Disponibilizar documento contendo os custos do projeto.</text:p>
          </table:table-cell>
        </table:table-row>
        <table:table-row>
          <table:table-cell table:style-name="Tabela1.A2" office:value-type="string">
            <text:p text:style-name="P25">5</text:p>
          </table:table-cell>
          <table:table-cell table:style-name="Tabela1.A2" office:value-type="string">
            <text:p text:style-name="P25">Não foi encontrado documento com a Análise de Viabilidade</text:p>
          </table:table-cell>
          <table:table-cell table:style-name="Tabela1.C2" office:value-type="string">
            <text:p text:style-name="P25">Criar documento com a Análise de Viabilidade do Projeto.</text:p>
          </table:table-cell>
        </table:table-row>
        <table:table-row>
          <table:table-cell table:style-name="Tabela1.A2" office:value-type="string">
            <text:p text:style-name="P25">6</text:p>
          </table:table-cell>
          <table:table-cell table:style-name="Tabela1.A2" office:value-type="string">
            <text:p text:style-name="P26">Não foi encontrado documento contendo as métricas de qualidade</text:p>
          </table:table-cell>
          <table:table-cell table:style-name="Tabela1.C2" office:value-type="string">
            <text:p text:style-name="P26">Definir métricas de qualidade</text:p>
          </table:table-cell>
        </table:table-row>
        <table:table-row>
          <table:table-cell table:style-name="Tabela1.A2" office:value-type="string">
            <text:p text:style-name="P26">7</text:p>
          </table:table-cell>
          <table:table-cell table:style-name="Tabela1.A2" office:value-type="string">
            <text:p text:style-name="P26">Não foi encontrado documento contendo Matriz de Rastreabilidade</text:p>
          </table:table-cell>
          <table:table-cell table:style-name="Tabela1.C2" office:value-type="string">
            <text:p text:style-name="P26">Definir Matriz de Rastreabilidade</text:p>
          </table:table-cell>
        </table:table-row>
        <table:table-row>
          <table:table-cell table:style-name="Tabela1.A2" office:value-type="string">
            <text:p text:style-name="P26">8</text:p>
          </table:table-cell>
          <table:table-cell table:style-name="Tabela1.A2" office:value-type="string">
            <text:p text:style-name="P26">Não foram encontrados os casos de uso</text:p>
          </table:table-cell>
          <table:table-cell table:style-name="Tabela1.C2" office:value-type="string">
            <text:p text:style-name="P26">Definir Casos de Uso</text:p>
          </table:table-cell>
        </table:table-row>
        <table:table-row>
          <table:table-cell table:style-name="Tabela1.A2" office:value-type="string">
            <text:p text:style-name="P26">9</text:p>
          </table:table-cell>
          <table:table-cell table:style-name="Tabela1.A2" office:value-type="string">
            <text:p text:style-name="P26">Não foram encontrados os Casos de Testes Funcionais</text:p>
          </table:table-cell>
          <table:table-cell table:style-name="Tabela1.C2" office:value-type="string">
            <text:p text:style-name="P26">Definir Casos de Testes Funcionais</text:p>
          </table:table-cell>
        </table:table-row>
        <table:table-row>
          <table:table-cell table:style-name="Tabela1.A2" office:value-type="string">
            <text:p text:style-name="P26">10</text:p>
          </table:table-cell>
          <table:table-cell table:style-name="Tabela1.A2" office:value-type="string">
            <text:p text:style-name="P29"><text:span text:style-name="T2">Não foi encontrado o </text:span>Modelo de Dados</text:p>
          </table:table-cell>
          <table:table-cell table:style-name="Tabela1.C2" office:value-type="string">
            <text:p text:style-name="P26">Definir <text:span text:style-name="T3">Modelo de Dados</text:span></text:p>
          </table:table-cell>
        </table:table-row>
        <table:table-row>
          <table:table-cell table:style-name="Tabela1.A2" office:value-type="string">
            <text:p text:style-name="P26">11</text:p>
          </table:table-cell>
          <table:table-cell table:style-name="Tabela1.A2" office:value-type="string">
            <text:p text:style-name="P26">Não foram encontrados os Casos de Testes Funcionais</text:p>
          </table:table-cell>
          <table:table-cell table:style-name="Tabela1.C2" office:value-type="string">
            <text:p text:style-name="P26">Definir os Casos de Testes Funcionais</text:p>
          </table:table-cell>
        </table:table-row>
        <table:table-row>
          <table:table-cell table:style-name="Tabela1.A2" office:value-type="string">
            <text:p text:style-name="P26">12</text:p>
          </table:table-cell>
          <table:table-cell table:style-name="Tabela1.A2" office:value-type="string">
            <text:p text:style-name="P26">Nenhum Relatório de Testes encontrado</text:p>
          </table:table-cell>
          <table:table-cell table:style-name="Tabela1.C2" office:value-type="string">
            <text:p text:style-name="P26">Disponibilizar os Relatórios relativos aos testes aplicados</text:p>
          </table:table-cell>
        </table:table-row>
        <table:table-row>
          <table:table-cell table:style-name="Tabela1.A2" office:value-type="string">
            <text:p text:style-name="P26">13</text:p>
          </table:table-cell>
          <table:table-cell table:style-name="Tabela1.A2" office:value-type="string">
            <text:p text:style-name="P26">Não existe o controle de mudanças</text:p>
          </table:table-cell>
          <table:table-cell table:style-name="Tabela1.C2" office:value-type="string">
            <text:p text:style-name="P26">Controlar Mudanças</text:p>
          </table:table-cell>
        </table:table-row>
        <table:table-row>
          <table:table-cell table:style-name="Tabela1.A2" office:value-type="string">
            <text:p text:style-name="P26">14</text:p>
          </table:table-cell>
          <table:table-cell table:style-name="Tabela1.A2" office:value-type="string">
            <text:p text:style-name="P26">Não foi encontrado Logs de Defeito de Validação</text:p>
          </table:table-cell>
          <table:table-cell table:style-name="Tabela1.C2" office:value-type="string">
            <text:p text:style-name="P26">Disponibilizar os Logs de Defeitos</text:p>
          </table:table-cell>
        </table:table-row>
        <table:table-row>
          <table:table-cell table:style-name="Tabela1.A2" office:value-type="string">
            <text:p text:style-name="P26">15</text:p>
          </table:table-cell>
          <table:table-cell table:style-name="Tabela1.A2" office:value-type="string">
            <text:p text:style-name="P26">Não foram encontrados os relatórios de medição</text:p>
          </table:table-cell>
          <table:table-cell table:style-name="Tabela1.C2" office:value-type="string">
            <text:p text:style-name="P26">Disponibilizar os Relatórios de Medição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C2" office:value-type="string">
            <text:p text:style-name="P5"/>
          </table:table-cell>
        </table:table-row>
      </table:table>
      <text:p text:style-name="P12"/>
      <text:p text:style-name="P12"><text:soft-page-break/></text:p>
      <text:p text:style-name="P8">Aprovador po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text-indent="0cm" style:auto-text-indent="false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/>
      <style:text-properties fo:hyphenate="false" fo:hyphenation-remain-char-count="2" fo:hyphenation-push-char-count="2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/>
      <style:text-properties fo:color="#000080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 fo:hyphenation-remain-char-count="2" fo:hyphenation-push-char-count="2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/>
      <style:text-properties fo:font-size="8pt" style:font-size-asian="8pt" style:font-size-complex="8pt" fo:hyphenate="false" fo:hyphenation-remain-char-count="2" fo:hyphenation-push-char-count="2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 fo:hyphenate="false" fo:hyphenation-remain-char-count="2" fo:hyphenation-push-char-count="2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Bullet" style:family="paragraph" style:parent-style-name="Standard" style:list-style-name="WW8Num5">
      <style:paragraph-properties fo:margin-left="0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/>
      <style:text-properties fo:font-size="11pt" fo:language="pt" fo:country="BR" style:font-size-asian="11pt" style:font-size-complex="11pt" style:font-style-complex="italic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fo:hyphenation-ladder-count="no-limit" style:vertical-align="auto" style:writing-mode="page"/>
      <style:text-properties fo:color="#000000" style:font-name="Times New Roman1" fo:font-family="'Times New Roman', 'Times New Roman'" style:font-family-generic="roman" fo:font-size="12pt" fo:language="pt" fo:country="BR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3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4z0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 fo:font-family="'Courier New'" style:font-family-generic="modern"/>
    </style:style>
    <style:style style:name="tw4winInternal" style:family="text">
      <style:text-properties fo:color="#ff0000" style:font-name="Courier New" fo:font-family="'Courier New'" style:font-family-generic="modern"/>
    </style:style>
    <style:style style:name="tw4winMark" style:family="text">
      <style:text-properties fo:color="#800080" style:text-position="sub 58%" style:font-name="Courier New" fo:font-family="'Courier New'" style:font-family-generic="modern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/>
    </style:style>
    <style:style style:name="tw4winJump" style:family="text">
      <style:text-properties fo:color="#008080" style:font-name="Courier New" fo:font-family="'Courier New'" style:font-family-generic="modern"/>
    </style:style>
    <style:style style:name="DO_5f_NOT_5f_TRANSLATE" style:display-name="DO_NOT_TRANSLATE" style:family="text">
      <style:text-properties fo:color="#800000" style:font-name="Courier New" fo:font-family="'Courier New'" style:font-family-generic="modern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>
      <style:text-properties fo:language="en" fo:country="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 officeooo:paragraph-rsid="000d4112" style:language-asian="zxx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 style:next-style-name="Converter_20_1">
      <style:header>
        <text:p text:style-name="MP1"><draw:frame draw:style-name="Mfr1" draw:name="Imagem 4" text:anchor-type="as-char" svg:width="3.207cm" svg:height="2.263cm" draw:z-index="1"><draw:image xlink:href="Pictures/1000000000000090000000660696ACE8.png" xlink:type="simple" xlink:show="embed" xlink:actuate="onLoad"/></draw:frame><draw:frame draw:style-name="Mfr2" draw:name="Imagem 0" text:anchor-type="char" svg:x="-0.903cm" svg:y="0.138cm" svg:width="6.708cm" svg:height="2.288cm" draw:z-index="0"><draw:image xlink:href="Pictures/1000000000000B0C000003BF4656B38A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Arquitetura de Software</dc:title>
    <dc:subject>&lt;Nome do Projeto&gt;</dc:subject>
    <meta:initial-creator>Thais Cardoso Moura de Souza</meta:initial-creator>
    <meta:creation-date>2013-10-07T15:26:00</meta:creation-date>
    <dc:date>2013-11-10T23:41:00.677000000</dc:date>
    <meta:editing-cycles>9</meta:editing-cycles>
    <meta:editing-duration>PT3H7M25S</meta:editing-duration>
    <meta:generator>LibreOffice/4.1.3.2$Windows_x86 LibreOffice_project/70feb7d99726f064edab4605a8ab840c50ec57a</meta:generator>
    <meta:document-statistic meta:table-count="2" meta:image-count="2" meta:object-count="0" meta:page-count="4" meta:paragraph-count="158" meta:word-count="439" meta:character-count="2532" meta:non-whitespace-character-count="2244"/>
    <meta:user-defined meta:name="Company Name">Objectives</meta:user-defined>
  </office:meta>
</office:document-meta>
</file>